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154e5" officeooo:paragraph-rsid="001154e5"/>
    </style:style>
    <style:style style:name="P2" style:family="paragraph" style:parent-style-name="Text_20_body">
      <style:text-properties officeooo:rsid="00118ef3" officeooo:paragraph-rsid="00118ef3"/>
    </style:style>
    <style:style style:name="P3" style:family="paragraph" style:parent-style-name="Text_20_body">
      <style:text-properties officeooo:rsid="001240b6" officeooo:paragraph-rsid="001240b6"/>
    </style:style>
    <style:style style:name="P4" style:family="paragraph" style:parent-style-name="Text_20_body">
      <style:text-properties officeooo:rsid="00139042" officeooo:paragraph-rsid="00139042"/>
    </style:style>
    <style:style style:name="P5" style:family="paragraph" style:parent-style-name="Text_20_body">
      <style:text-properties officeooo:rsid="00166403" officeooo:paragraph-rsid="00166403"/>
    </style:style>
    <style:style style:name="P6" style:family="paragraph" style:parent-style-name="Text_20_body">
      <style:text-properties officeooo:rsid="00166ecb" officeooo:paragraph-rsid="00166ecb"/>
    </style:style>
    <style:style style:name="P7" style:family="paragraph" style:parent-style-name="Text_20_body">
      <style:text-properties officeooo:rsid="00175fa6" officeooo:paragraph-rsid="00175fa6"/>
    </style:style>
    <style:style style:name="P8" style:family="paragraph" style:parent-style-name="Text_20_body">
      <style:text-properties officeooo:rsid="0017eb38" officeooo:paragraph-rsid="0017eb38"/>
    </style:style>
    <style:style style:name="P9" style:family="paragraph" style:parent-style-name="Text_20_body">
      <style:text-properties officeooo:rsid="0019767c" officeooo:paragraph-rsid="0019767c"/>
    </style:style>
    <style:style style:name="P10" style:family="paragraph" style:parent-style-name="Text_20_body">
      <style:text-properties officeooo:rsid="001a6f17" officeooo:paragraph-rsid="001a6f17"/>
    </style:style>
    <style:style style:name="P11" style:family="paragraph" style:parent-style-name="Text_20_body">
      <style:text-properties officeooo:rsid="001ccee5" officeooo:paragraph-rsid="001ccee5"/>
    </style:style>
    <style:style style:name="P12" style:family="paragraph" style:parent-style-name="Text_20_body">
      <style:text-properties officeooo:rsid="00223da3" officeooo:paragraph-rsid="00223da3"/>
    </style:style>
    <style:style style:name="P13" style:family="paragraph" style:parent-style-name="Text_20_body">
      <style:text-properties officeooo:rsid="00234944" officeooo:paragraph-rsid="00234944"/>
    </style:style>
    <style:style style:name="P14" style:family="paragraph" style:parent-style-name="Text_20_body">
      <style:text-properties officeooo:rsid="0024ca1e" officeooo:paragraph-rsid="0024ca1e"/>
    </style:style>
    <style:style style:name="P15" style:family="paragraph" style:parent-style-name="Text_20_body">
      <style:text-properties officeooo:rsid="0027f3d4" officeooo:paragraph-rsid="0027f3d4"/>
    </style:style>
    <style:style style:name="P16" style:family="paragraph" style:parent-style-name="Text_20_body">
      <style:text-properties officeooo:rsid="0028318f" officeooo:paragraph-rsid="0028318f"/>
    </style:style>
    <style:style style:name="P17" style:family="paragraph" style:parent-style-name="Text_20_body">
      <style:text-properties officeooo:rsid="00299497" officeooo:paragraph-rsid="00299497"/>
    </style:style>
    <style:style style:name="P18" style:family="paragraph" style:parent-style-name="Text_20_body">
      <style:text-properties officeooo:rsid="002b84fc" officeooo:paragraph-rsid="002b84fc"/>
    </style:style>
    <style:style style:name="P19" style:family="paragraph" style:parent-style-name="Text_20_body">
      <style:text-properties fo:color="#ce181e" officeooo:rsid="001ccee5" officeooo:paragraph-rsid="001ccee5"/>
    </style:style>
    <style:style style:name="P20" style:family="paragraph" style:parent-style-name="Text_20_body">
      <style:text-properties officeooo:rsid="00326d96" officeooo:paragraph-rsid="00326d96"/>
    </style:style>
    <style:style style:name="P21" style:family="paragraph" style:parent-style-name="Text_20_body">
      <style:text-properties officeooo:rsid="00326d96" officeooo:paragraph-rsid="0034fa2a"/>
    </style:style>
    <style:style style:name="P22" style:family="paragraph" style:parent-style-name="Text_20_body">
      <style:text-properties officeooo:rsid="00327e4f" officeooo:paragraph-rsid="00327e4f"/>
    </style:style>
    <style:style style:name="P23" style:family="paragraph" style:parent-style-name="Text_20_body">
      <style:text-properties officeooo:rsid="00339fa9" officeooo:paragraph-rsid="00339fa9"/>
    </style:style>
    <style:style style:name="P24" style:family="paragraph" style:parent-style-name="Text_20_body">
      <style:text-properties officeooo:rsid="003510d8" officeooo:paragraph-rsid="003510d8"/>
    </style:style>
    <style:style style:name="P25" style:family="paragraph" style:parent-style-name="Text_20_body">
      <style:text-properties officeooo:rsid="0036a94a" officeooo:paragraph-rsid="0036a94a"/>
    </style:style>
    <style:style style:name="P26" style:family="paragraph" style:parent-style-name="Text_20_body">
      <style:text-properties officeooo:rsid="00372a21" officeooo:paragraph-rsid="00372a21"/>
    </style:style>
    <style:style style:name="P27" style:family="paragraph" style:parent-style-name="Text_20_body">
      <style:text-properties officeooo:rsid="003780de" officeooo:paragraph-rsid="003780de"/>
    </style:style>
    <style:style style:name="P28" style:family="paragraph" style:parent-style-name="Text_20_body">
      <style:text-properties officeooo:rsid="0037d9c9" officeooo:paragraph-rsid="0037d9c9"/>
    </style:style>
    <style:style style:name="P29" style:family="paragraph" style:parent-style-name="Text_20_body">
      <style:text-properties officeooo:rsid="0037e240" officeooo:paragraph-rsid="0037e240"/>
    </style:style>
    <style:style style:name="P30" style:family="paragraph" style:parent-style-name="Text_20_body">
      <style:text-properties officeooo:rsid="00391015" officeooo:paragraph-rsid="00391015"/>
    </style:style>
    <style:style style:name="P31" style:family="paragraph" style:parent-style-name="Text_20_body">
      <style:text-properties officeooo:rsid="00392646" officeooo:paragraph-rsid="00392646"/>
    </style:style>
    <style:style style:name="P32" style:family="paragraph" style:parent-style-name="Text_20_body">
      <style:text-properties officeooo:rsid="003af259" officeooo:paragraph-rsid="003af259"/>
    </style:style>
    <style:style style:name="P33" style:family="paragraph" style:parent-style-name="Text_20_body">
      <style:text-properties officeooo:rsid="003c375e" officeooo:paragraph-rsid="003c375e"/>
    </style:style>
    <style:style style:name="P34" style:family="paragraph" style:parent-style-name="Text_20_body">
      <style:text-properties officeooo:rsid="003d8b52" officeooo:paragraph-rsid="003d8b52"/>
    </style:style>
    <style:style style:name="P35" style:family="paragraph" style:parent-style-name="Text_20_body">
      <style:text-properties officeooo:rsid="003fa51c" officeooo:paragraph-rsid="003fa51c"/>
    </style:style>
    <style:style style:name="P36" style:family="paragraph" style:parent-style-name="Text_20_body">
      <style:text-properties officeooo:rsid="003fa51c" officeooo:paragraph-rsid="003fa51c"/>
    </style:style>
    <style:style style:name="P37" style:family="paragraph" style:parent-style-name="Text_20_body">
      <style:text-properties officeooo:rsid="00413b44" officeooo:paragraph-rsid="00413b44"/>
    </style:style>
    <style:style style:name="P38" style:family="paragraph" style:parent-style-name="Text_20_body">
      <style:text-properties officeooo:rsid="0043819d" officeooo:paragraph-rsid="0043819d"/>
    </style:style>
    <style:style style:name="T1" style:family="text">
      <style:text-properties officeooo:rsid="00118ef3"/>
    </style:style>
    <style:style style:name="T2" style:family="text">
      <style:text-properties officeooo:rsid="00140c4f"/>
    </style:style>
    <style:style style:name="T3" style:family="text">
      <style:text-properties officeooo:rsid="00159fd7"/>
    </style:style>
    <style:style style:name="T4" style:family="text">
      <style:text-properties officeooo:rsid="001a6f17"/>
    </style:style>
    <style:style style:name="T5" style:family="text">
      <style:text-properties officeooo:rsid="001ecc98"/>
    </style:style>
    <style:style style:name="T6" style:family="text">
      <style:text-properties officeooo:rsid="00327e4f"/>
    </style:style>
    <style:style style:name="T7" style:family="text">
      <style:text-properties officeooo:rsid="003a833b"/>
    </style:style>
    <style:style style:name="T8" style:family="text">
      <style:text-properties officeooo:rsid="003da221"/>
    </style:style>
    <style:style style:name="T9" style:family="text">
      <style:text-properties officeooo:rsid="00421d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ugging</text:h>
      <text:p text:style-name="P1">1. No problem in DG_CONSTRUCT module.</text:p>
      <text:p text:style-name="P1"/>
      <text:p text:style-name="P2">2. test INITIAL_CONDITION subroutine.</text:p>
      <text:p text:style-name="P3">Print initial Q(:, 0, 1)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1.3731022043000343E-004 <text:s/>0.43975188555870526 <text:s text:c="7"/>2.4668824340212973E-003 <text:s text:c="2"/>3.9871065380800166E-019 <text:s text:c="2"/>3.1813649060778908E-049 <text:s text:c="2"/>6.2681152653655430E-085 <text:s text:c="2"/>6.6162610567087328E-112</text:p>
          </table:table-cell>
        </table:table-row>
      </table:table>
      <text:p text:style-name="P2"/>
      <text:p text:style-name="P4">Correct answer : 0.<text:span text:style-name="T3">0459</text:span> <text:span text:style-name="T2">(Q(0, 0, 1))</text:span></text:p>
      <text:p text:style-name="P5">fix problem: D is wrong</text:p>
      <text:p text:style-name="P6">No problem in <text:span text:style-name="T1">INITIAL_CONDITION subroutine.</text:span></text:p>
      <text:p text:style-name="P6"/>
      <text:p text:style-name="P7">3. Compute first time step.</text:p>
      <text:p text:style-name="P8">In TIME_STEP_BY_RK module. </text:p>
      <text:p text:style-name="P8">Am, bm, gm correct.</text:p>
      <text:p text:style-name="P9">delta_t correct</text:p>
      <text:p text:style-name="P9"/>
      <text:p text:style-name="P10">(3.1) In DG_TIME_DER module</text:p>
      <text:p text:style-name="P10">INTERPOLATE_TO_BOUNDARY</text:p>
      <text:p text:style-name="P10">solution_int_l(s)= -0.57411364435387768 <text:s text:c="5"/>s <text:s text:c="10"/>1</text:p>
      <text:p text:style-name="P10"><text:s/>solution_int_l(s)= -0.40595965109434895 <text:s text:c="5"/>s <text:s text:c="10"/>2</text:p>
      <text:p text:style-name="P10"><text:s/>solution_int_l(s)= -0.40595965109434895 <text:s text:c="5"/>s <text:s text:c="10"/>3</text:p>
      <text:p text:style-name="P10"/>
      <text:p text:style-name="P10">solution_int_l(s)= -0.57240974927565957 <text:s text:c="5"/>s <text:s text:c="10"/>1</text:p>
      <text:p text:style-name="P10"><text:s/>solution_int_l(s)= -0.40093899488320867 <text:s text:c="5"/>s <text:s text:c="10"/>2</text:p>
      <text:p text:style-name="P10"><text:s/>solution_int_l(s)= -0.39680975817016495 <text:s text:c="5"/>s <text:s text:c="10"/>3</text:p>
      <text:p text:style-name="P10"/>
      <text:p text:style-name="P10"><text:s/>solution_int_l(s)= -0.58184726690650124 <text:s text:c="5"/>s <text:s text:c="10"/>1</text:p>
      <text:p text:style-name="P10"><text:s/>solution_int_l(s)= -0.38401491622852585 <text:s text:c="5"/>s <text:s text:c="10"/>2</text:p>
      <text:p text:style-name="P10"><text:soft-page-break/><text:s/>solution_int_l(s)= -0.38305937542345048 <text:s text:c="5"/>s <text:s text:c="10"/>3</text:p>
      <text:p text:style-name="P11">change N=M=2, test <text:span text:style-name="T4">INTERPOLATE_TO_BOUNDARY</text:span></text:p>
      <text:p text:style-name="P11">lag_left <text:s text:c="2"/>1.4788305577012359 <text:s text:c="5"/>-0.66666666666666652 <text:s text:c="6"/>0.18783610896543046 <text:s text:c="3"/></text:p>
      <text:p text:style-name="P19"><text:span text:style-name="T5">solution(:, 1, 1) </text:span>0.91442335545490672 <text:s text:c="7"/>5.5661358582381926E-011 <text:s text:c="2"/>2.9387358770556858E-039</text:p>
      <text:p text:style-name="P11">solution_int_l(s)= <text:s text:c="2"/>1.3522772006853077 <text:s text:c="5"/>s <text:s text:c="10"/>1</text:p>
      <text:p text:style-name="P12">correct!</text:p>
      <text:p text:style-name="P12">This subroutine has no problem.</text:p>
      <text:p text:style-name="P12"/>
      <text:p text:style-name="P13">TSET GET_EXTERNAL_STATE</text:p>
      <text:p text:style-name="P14">solution_ext_l (j==0)</text:p>
      <text:p text:style-name="P14">solution_ext_l <text:s text:c="2"/>1.3522772006853077 <text:s text:c="5"/>-0.95620437864854313 <text:s text:c="5"/>-0.95620437864854313 <text:s text:c="4"/></text:p>
      <text:p text:style-name="P14"><text:s/>solution_int_l <text:s text:c="2"/>1.3522772006853077 <text:s text:c="6"/>0.95620437864854291 <text:s text:c="6"/>0.95620437864854291 <text:s text:c="4"/></text:p>
      <text:p text:style-name="P14"><text:s/>solution_ext_l <text:s text:c="2"/>1.3484006749778332 <text:s text:c="5"/>-0.94885132206291234 <text:s text:c="5"/>-0.94790358646704231 <text:s text:c="4"/></text:p>
      <text:p text:style-name="P14"><text:s/>solution_int_l <text:s text:c="2"/>1.3484006749778332 <text:s text:c="6"/>0.94790358646704209 <text:s text:c="6"/>0.94885132206291212 <text:s text:c="4"/></text:p>
      <text:p text:style-name="P14"><text:s/>solution_ext_l <text:s text:c="2"/>1.3489997374409117 <text:s text:c="5"/>-0.94144928962769170 <text:s text:c="5"/>-0.92450801632511670 <text:s text:c="4"/></text:p>
      <text:p text:style-name="P14"><text:s/>solution_int_l <text:s text:c="2"/>1.3489997374409117 <text:s text:c="6"/>0.92450801632511648 <text:s text:c="6"/>0.94144928962769148 </text:p>
      <text:p text:style-name="P14"/>
      <text:p text:style-name="P15">same magnitude but different direction. Correct. </text:p>
      <text:p text:style-name="P16">Test RIEMANN subroutine</text:p>
      <text:p text:style-name="P16"><text:s/>nflux_x_l <text:s text:c="2"/>0.0000000000000000 <text:s text:c="7"/>1.9124087572970863 <text:s text:c="7"/>1.9124087572970863 <text:s text:c="4"/></text:p>
      <text:p text:style-name="P16"><text:s/>nflux_x_l <text:s/>-2.2204460492503131E-016 <text:s text:c="2"/>1.9018407152983212 <text:s text:c="7"/>1.9018407152983212 <text:s text:c="4"/></text:p>
      <text:p text:style-name="P16"><text:s/>nflux_x_l <text:s text:c="2"/>0.0000000000000000 <text:s text:c="7"/>1.8868655151397451 <text:s text:c="7"/>1.8868655151397451</text:p>
      <text:p text:style-name="P17">subroutine has no problem</text:p>
      <text:p text:style-name="P17"/>
      <text:p text:style-name="P18">XFLUX subroutine</text:p>
      <text:p text:style-name="P18">flux_x(:, 1) <text:s/>0.64659495551752133 <text:s text:c="7"/>3.9358524103658301E-011 <text:s text:c="2"/>2.0780000667822719E-039</text:p>
      <text:p text:style-name="P18">solution(0, 0, 2) <text:s/>0.64282252864709477 </text:p>
      <text:p text:style-name="P20">subroutine no problem</text:p>
      <text:p text:style-name="P20"/>
      <text:p text:style-name="P20"/>
      <text:p text:style-name="P22"><text:soft-page-break/>DG_SPACTIAL_DERIVATIVE subroutine</text:p>
      <text:p text:style-name="P20">flux_<text:span text:style-name="T6">x</text:span>(:, 1) <text:s/>0.64659495551752133 <text:s text:c="7"/>3.9358524103658301E-011 <text:s text:c="2"/>2.0780000667822719E-039</text:p>
      <text:p text:style-name="P20"><text:s/>flux_der(:, 1) <text:s text:c="2"/>1.2521257472711920 <text:s text:c="6"/>-1.0434381226921192 <text:s text:c="6"/>0.41737524903619827 <text:s/></text:p>
      <text:p text:style-name="P20"/>
      <text:p text:style-name="P20">flux(:, 1) <text:s/>0.64659495551752133 <text:s text:c="7"/>3.9358524103658301E-011 <text:s text:c="2"/>2.0780000667822719E-039</text:p>
      <text:p text:style-name="P20"><text:s/>der(:, 1) <text:s text:c="2"/>1.9364916731037083 <text:s text:c="6"/>-1.6137430609197574 <text:s text:c="6"/>0.64549722436790280 <text:s text:c="4"/></text:p>
      <text:p text:style-name="P20"><text:s/>flux_der(:, 1) <text:s text:c="2"/>1.2521257472711920 <text:s text:c="6"/>-1.0434381226921192 <text:s text:c="6"/>0.41737524903619827 <text:s text:c="2"/></text:p>
      <text:p text:style-name="P24">M_FIRST_DIR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1">1.9364916731037083 </text:p>
          </table:table-cell>
          <table:table-cell table:style-name="Table2.A1" office:value-type="string">
            <text:p text:style-name="P21">1.0327955589886442</text:p>
          </table:table-cell>
          <table:table-cell table:style-name="Table2.C1" office:value-type="string">
            <text:p text:style-name="P21"><text:s text:c="2"/>-0.64549722436790280 <text:s text:c="2"/></text:p>
          </table:table-cell>
        </table:table-row>
        <table:table-row>
          <table:table-cell table:style-name="Table2.A2" office:value-type="string">
            <text:p text:style-name="P21"><text:s/>-1.6137430609197574 </text:p>
          </table:table-cell>
          <table:table-cell table:style-name="Table2.A2" office:value-type="string">
            <text:p text:style-name="P21">-0.0000000000000000 <text:s text:c="2"/></text:p>
          </table:table-cell>
          <table:table-cell table:style-name="Table2.C2" office:value-type="string">
            <text:p text:style-name="P21">1.6137430609197574 <text:s text:c="2"/></text:p>
          </table:table-cell>
        </table:table-row>
        <table:table-row>
          <table:table-cell table:style-name="Table2.A2" office:value-type="string">
            <text:p text:style-name="P21"><text:s text:c="2"/>0.64549722436790280</text:p>
          </table:table-cell>
          <table:table-cell table:style-name="Table2.A2" office:value-type="string">
            <text:p text:style-name="P21">-1.0327955589886442 </text:p>
          </table:table-cell>
          <table:table-cell table:style-name="Table2.C2" office:value-type="string">
            <text:p text:style-name="P21">-1.9364916731037083 </text:p>
          </table:table-cell>
        </table:table-row>
      </table:table>
      <text:p text:style-name="P20"/>
      <text:p text:style-name="P25">Der(:, 1) * flux(0, 1) = 2.45</text:p>
      <text:p text:style-name="P25">der(1, :) * flux(0, 1) = 1.502</text:p>
      <text:p text:style-name="P20"/>
      <text:p text:style-name="P23">Two skeptical place:</text:p>
      <text:p text:style-name="P23">1. function(5.152) the unit vector direction considered?</text:p>
      <text:p text:style-name="P23">2. flux_der matrix multiplication Ab ?= bA</text:p>
      <text:p text:style-name="P23"/>
      <text:p text:style-name="P26">try to use gdb debugger</text:p>
      <text:p text:style-name="P26"/>
      <text:p text:style-name="P27">error <text:span text:style-name="T7">Ab</text:span></text:p>
      <text:p text:style-name="P27">t=0</text:p>
      <text:p text:style-name="P27">0.91179646225388344 <text:s text:c="7"/>2.8234596397157738E-003 <text:s text:c="2"/>7.0189464750887338E-003</text:p>
      <text:p text:style-name="P27">step 1</text:p>
      <text:p text:style-name="P27">0.90889262345456778 <text:s text:c="7"/>5.8169727985338876E-003 <text:s text:c="2"/>1.3780341099000776E-002</text:p>
      <text:p text:style-name="P28">s 5</text:p>
      <text:p text:style-name="P28">0.89451619453274367 <text:s text:c="7"/>1.9467499829544099E-002 <text:s text:c="2"/>3.8374798192122937E-002</text:p>
      <text:p text:style-name="P29">s10</text:p>
      <text:p text:style-name="P29"><text:soft-page-break/>0.87034249218723181 <text:s text:c="7"/>4.0227814181186441E-002 <text:s text:c="2"/>6.4032571574448943E-002</text:p>
      <text:p text:style-name="P30">s 100</text:p>
      <text:p text:style-name="P30">1.0150862985348112 <text:s text:c="7"/>1.1482188318171633 <text:s text:c="7"/>5.1747989573008565E-002</text:p>
      <text:p text:style-name="P30"/>
      <text:p text:style-name="P31">TRY bA</text:p>
      <text:p text:style-name="P31">S0</text:p>
      <text:p text:style-name="P30">0.91192967308048045 <text:s text:c="7"/>6.5863145720601677E-003 <text:s text:c="2"/>1.1543719459392168E-002</text:p>
      <text:p text:style-name="P32">s10</text:p>
      <text:p text:style-name="P32">0.89528328181364258 <text:s text:c="7"/>7.3365041327901684E-002 <text:s/>0.10827177308176478 <text:s/></text:p>
      <text:p text:style-name="P32">s100</text:p>
      <text:p text:style-name="P32">1.2228626105705589 <text:s text:c="6"/>0.58661486973978116 <text:s text:c="6"/>0.28783727935729803</text:p>
      <text:p text:style-name="P32"/>
      <text:p text:style-name="P33">If nothing happens inside</text:p>
      <text:p text:style-name="P34">correct, <text:span text:style-name="T8">everything</text:span> == 0</text:p>
      <text:p text:style-name="P34"/>
      <text:p text:style-name="P35">Update RK module</text:p>
      <text:p text:style-name="P35">error solution(:, 0, 1)</text:p>
      <text:p text:style-name="P35">18310.692127397935 <text:s text:c="7"/>9063.7776786719660 <text:s text:c="7"/>1096.4881978735511</text:p>
      <text:p text:style-name="P35"/>
      <text:p text:style-name="P37">Update <text:span text:style-name="T9">time_derivative</text:span>, change the sequence of inputs <text:span text:style-name="T9">in Riemann_solver</text:span></text:p>
      <text:p text:style-name="P38">external_state</text:p>
      <text:p text:style-name="P37">q_int <text:s text:c="2"/>1.3522772006853077 <text:s text:c="6"/>0.95620437864854291 <text:s text:c="6"/>0.95620437864854291 <text:s text:c="4"/></text:p>
      <text:p text:style-name="P37"><text:s/>q_ext <text:s text:c="2"/>1.3522772006853077 <text:s text:c="5"/>-0.95620437864854313 <text:s text:c="5"/>-0.95620437864854313 <text:s text:c="4"/></text:p>
      <text:p text:style-name="P37"><text:s/>q_int <text:s/>0.17176172499865483 <text:s text:c="6"/>0.12145388049484779 <text:s text:c="6"/>0.12145388049484779 <text:s text:c="4"/></text:p>
      <text:p text:style-name="P37"><text:s/>q_ext <text:s/>0.17176172499865483 <text:s text:c="5"/>-0.12145388049484782 <text:s text:c="5"/>-0.12145388049484782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1:23:18.615565711</meta:creation-date>
    <dc:date>2019-09-11T08:48:05.137696549</dc:date>
    <meta:editing-duration>PT5H9M9S</meta:editing-duration>
    <meta:editing-cycles>51</meta:editing-cycles>
    <meta:generator>LibreOffice/6.0.7.3$Linux_X86_64 LibreOffice_project/00m0$Build-3</meta:generator>
    <meta:document-statistic meta:table-count="2" meta:image-count="0" meta:object-count="0" meta:page-count="4" meta:paragraph-count="98" meta:word-count="342" meta:character-count="4586" meta:non-whitespace-character-count="3705"/>
  </office:meta>
</office:document-meta>
</file>